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4.00pt" fo:font-weight="bold" fo:font-family="Arial" style:font-family-asian="Arial" style:font-family-complex="Arial" fo:background-color="transparent" style:use-window-font-color="true"/>
    </style:style>
    <style:style style:name="T2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3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4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5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6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7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8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9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0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1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2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3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4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5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6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7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2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2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P1" style:family="paragraph">
      <style:paragraph-properties fo:line-height="100.00%" fo:text-align="center" fo:margin-top="12.00pt" fo:margin-bottom="6.00pt"/>
    </style:style>
    <style:style style:name="P2" style:family="paragraph">
      <style:paragraph-properties fo:line-height="100.00%" fo:text-align="left" fo:margin-top="12.00pt" fo:margin-bottom="6.00pt"/>
    </style:style>
    <style:style style:name="P3" style:family="paragraph">
      <style:paragraph-properties fo:line-height="100.00%" fo:text-align="left"/>
    </style:style>
    <style:style style:name="P4" style:family="paragraph">
      <style:paragraph-properties fo:line-height="100.00%" fo:text-align="right"/>
    </style:style>
  </office:automatic-styles>
  <office:body>
    <office:text>
      <text:p text:style-name="P1"><text:span text:style-name="T1">Kim jestem</text:span></text:p>
      <text:p text:style-name="P2"><text:span text:style-name="T2">Jestem Francuzem, mam na imi</text:span><text:span text:style-name="T3">ę Pierre. Moja matka<text:s/></text:span><text:span text:style-name="T4">jest Polk</text:span><text:span text:style-name="T5">ą</text:span><text:span text:style-name="T6">. Gdy przyjecha</text:span><text:span text:style-name="T7">ła na Południe Francji, poznała mojego ojca. Pochodzi on ze znanej rodziny z tradycjami. Zajmujemy się produkcją wina. Czy znacie moje nazwisko? Doln</text:span><text:span text:style-name="T8">é</text:span><text:span text:style-name="T9">... Pierre Doln</text:span><text:span text:style-name="T10">é</text:span><text:span text:style-name="T11">. Ju</text:span><text:span text:style-name="T12">ż wiecie, jakie było moje przekleństwo. Pierwszy raz przekonałem się o znaczeniu mojego imienia i nazwiska, gdy poleciałem do Polski odwiedzić rodzinę mojej mamy. Facet na lotnisku imieniem Voi Tee Wa, kt</text:span><text:span text:style-name="T13">ó</text:span><text:span text:style-name="T14">ry obs</text:span><text:span text:style-name="T15">ługiwał mnie przy kasie, gdy usłyszał moje imię, o mało nie padł ze śmiechu! P</text:span><text:span text:style-name="T16">ó</text:span><text:span text:style-name="T17">źniej było tylko gorzej...</text:span><text:span text:style-name="T18"/></text:p>
      <text:p text:style-name="P3"><text:span text:style-name="T18"/></text:p>
      <text:p text:style-name="P3"><text:span text:style-name="T18"/></text:p>
      <text:p text:style-name="P3"><text:span text:style-name="T18"/></text:p>
      <text:p text:style-name="P3"><text:span text:style-name="T18"/></text:p>
      <text:p text:style-name="P3"><text:span text:style-name="T18"/></text:p>
      <text:p text:style-name="P3"><text:span text:style-name="T18"/></text:p>
      <text:p text:style-name="P4"><text:span text:style-name="T19">Rafa</text:span><text:span text:style-name="T20">ł Rychwalski</text:span><text:span text:style-name="T21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